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17</text:p>
      <text:p text:style-name="P1"><text:span text:style-name="T1"><text:s/>American Genizah Project: Partnership for Posterity</text:span>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ine Etting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3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aryland 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270. L[?]n St./</text:span></text:p>
      <text:p text:style-name="P3"><text:span text:style-name="T1">Balto./</text:span></text:p>
      <text:p text:style-name="P3"><text:span text:style-name="T1">April 3d.(/)72./</text:span></text:p>
      <text:p text:style-name="P2"><text:span text:style-name="T1">My Dear Pastor/</text:span></text:p>
      <text:p text:style-name="P2"><text:span text:style-name="T1"><text:tab/>Permit me to offer you/ my sincere sympathy, in the sad/ bereavements which (my cousine[sic]/ informed me) has befallen you./ <text:s/>To loose[sic] the beloved companion/ whose affection &amp; care made homes/ happy, is indeed a severe trial!/ <text:s/>One, I can full appreciate--/ having endured </text:span><text:span text:style-name="T2">much</text:span><text:span text:style-name="T3"> sorrow &amp;/ loss both my parents as you know,/ </text:span></text:p>
      <text:p text:style-name="P2"><text:span text:style-name="T3"/></text:p>
      <text:p text:style-name="P2"><text:span text:style-name="T3">[Page 2]</text:span></text:p>
      <text:p text:style-name="P2"><text:span text:style-name="T3">under the afflicting dispensations/ it pleases our Heavenly Father/ to send, we all look to you/ for words of comfort &amp; encour/-agements! &amp; your heart will/ more fully realize </text:span><text:span text:style-name="T2">others</text:span><text:span text:style-name="T3"> sorrows/ from your own sad experience./ <text:s/>I have </text:span><text:span text:style-name="T2">never</text:span><text:span text:style-name="T3"> forgotten how kindly/ your ministrations were offered </text:span><text:span text:style-name="T2">me</text:span><text:span text:style-name="T3">/ when needed at the time of my last trial/ ten years ago. <text:s/>Let me hope, that/ in the training, of the dependants[sic]/ children, left to your guidance/</text:span></text:p>
      <text:p text:style-name="P2"><text:span text:style-name="T3"/></text:p>
      <text:p text:style-name="P2"><text:span text:style-name="T3">[Page 3]</text:span></text:p>
      <text:p text:style-name="P2"><text:span text:style-name="T3">bereft of a mother's tender watch-/fulness, will help you, to bear/ more patiently your </text:span><text:span text:style-name="T2">own</text:span><text:span text:style-name="T3"> great/ loneliness! <text:s/>I am now/ enduring great mental anxiety/ as an aunt advanced in years/ who has been a second mother/ to me—is in a </text:span><text:span text:style-name="T2">very</text:span><text:span text:style-name="T3"> critical &amp;/ I fear alarming condition./ <text:s/>Should </text:span><text:span text:style-name="T2">she</text:span><text:span text:style-name="T3"> be called from me, I/ should feel even more than ever/ the loneliness of my orphanhood./ <text:s/>Trusting you may find consolation/ where you teach us it above, may/ be obtained! <text:s/>I remain yours/</text:span></text:p>
      <text:p text:style-name="P2"><text:span text:style-name="T3"><text:tab/>Respty &amp; Sincerely, Josephine Etting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3T13:44:35</meta:creation-date>
    <dc:date>2009-05-13T13:53:15</dc:date>
    <dc:language>en-US</dc:language>
    <meta:editing-cycles>2</meta:editing-cycles>
    <meta:editing-duration>PT8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1" meta:word-count="393" meta:character-count="2631"/>
  </office:meta>
</office:document-meta>
</file>